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 approche par densitométrie pour la segmentation de page</text:p>
      <text:p text:style-name="Standard"/>
      <text:p text:style-name="Standard">La méthode de segmentation se fonde sur une mesure de densité textuelle pour identifier les différents segment de texte</text:p>
      <text:p text:style-name="Standard"/>
      <text:p text:style-name="Standard">1 - Segmentation visuel</text:p>
      <text:p text:style-name="Standard">Ecart entre le représentation visuel et la structure d'une page. Utilisation de différents Layout, plusieurs façon de représenter un même layout</text:p>
      <text:p text:style-name="Standard"/>
      <text:p text:style-name="Standard"/>
      <text:p text:style-name="Standard">2 – Segmentation par linguistique</text:p>
      <text:p text:style-name="Standard">La distribution des unités linguistique (mots, syllabes, phrases) ont fait l'objet de mesure statistique pour la découverte de pattern dans les textes.</text:p>
      <text:p text:style-name="Standard"/>
      <text:p text:style-name="Standard">3 – Segmentation par densité</text:p>
      <text:p text:style-name="Standard"/>
      <text:p text:style-name="Standard">Page est vue comme une série de portions textuelle entrelacé de balise html (on ne s’intéresse pas aux sens des balises).</text:p>
      <text:p text:style-name="Standard">GAP éléments qui séparent les blocs de textes</text:p>
      <text:p text:style-name="Standard"/>
      <text:p text:style-name="Standard">text-density : nombre de mots à l'intérieur d'un bloc</text:p>
      <text:p text:style-name="Standard"/>
      <text:p text:style-name="Standard"/>
      <text:p text:style-name="Standard"/>
      <text:p text:style-name="Standard">Avis subjective : </text:p>
      <text:p text:style-name="Standard">traite le contenu textuel, les images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5-22T09:04:19</meta:creation-date>
    <dc:date>2014-05-22T19:10:28</dc:date>
    <dc:creator>Asus </dc:creator>
    <meta:editing-duration>PT9H59M27S</meta:editing-duration>
    <meta:editing-cycles>8</meta:editing-cycles>
    <meta:generator>LibreOffice/3.5$Linux_x86 LibreOffice_project/350m1$Build-2</meta:generator>
    <meta:document-statistic meta:table-count="0" meta:image-count="0" meta:object-count="0" meta:page-count="1" meta:paragraph-count="12" meta:word-count="133" meta:character-count="832" meta:non-whitespace-character-count="710"/>
  </office:meta>
</office:document-meta>
</file>